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74583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ourse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Semester</text:p>
          </table:table-cell>
          <table:table-cell office:value-type="string" table:style-name="ce1">
            <text:p>Fun</text:p>
          </table:table-cell>
          <table:table-cell office:value-type="string" table:style-name="ce1">
            <text:p>quality</text:p>
          </table:table-cell>
          <table:table-cell office:value-type="string" table:style-name="ce1">
            <text:p>Group</text:p>
          </table:table-cell>
          <table:table-cell office:value-type="string" table:style-name="ce1">
            <text:p>clas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tabase 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atabase 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frastructuren 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frastructuren 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ts2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ts2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ftware engineering 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ftware engineering 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2j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SO3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GSO3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SF3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SF3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TS3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TS3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SA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S4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S4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CF4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TS4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TS4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4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4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VSA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DU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DUPT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DU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DUPT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age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 E</meta:initial-creator>
    <dc:creator>stefan E</dc:creator>
    <meta:creation-date>2015-11-11T13:45:48Z</meta:creation-date>
    <dc:date>2016-01-04T14:25:19Z</dc:date>
  </office:meta>
</office:document-meta>
</file>